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SimSun1" svg:font-family="SimSun, 宋体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266cm" table:align="right" style:writing-mode="lr-tb"/>
    </style:style>
    <style:style style:name="Table1.A" style:family="table-column">
      <style:table-column-properties style:column-width="5.099cm"/>
    </style:style>
    <style:style style:name="Table1.B" style:family="table-column">
      <style:table-column-properties style:column-width="1.7cm"/>
    </style:style>
    <style:style style:name="Table1.C" style:family="table-column">
      <style:table-column-properties style:column-width="1.46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8.266cm" table:align="right" style:writing-mode="lr-tb"/>
    </style:style>
    <style:style style:name="Table2.A" style:family="table-column">
      <style:table-column-properties style:column-width="5.099cm"/>
    </style:style>
    <style:style style:name="Table2.B" style:family="table-column">
      <style:table-column-properties style:column-width="1.7cm"/>
    </style:style>
    <style:style style:name="Table2.C" style:family="table-column">
      <style:table-column-properties style:column-width="1.46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266cm" table:align="right" style:writing-mode="lr-tb"/>
    </style:style>
    <style:style style:name="Table3.A" style:family="table-column">
      <style:table-column-properties style:column-width="5.099cm"/>
    </style:style>
    <style:style style:name="Table3.B" style:family="table-column">
      <style:table-column-properties style:column-width="1.7cm"/>
    </style:style>
    <style:style style:name="Table3.C" style:family="table-column">
      <style:table-column-properties style:column-width="1.46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8.266cm" table:align="right" style:writing-mode="lr-tb"/>
    </style:style>
    <style:style style:name="Table4.A" style:family="table-column">
      <style:table-column-properties style:column-width="5.099cm"/>
    </style:style>
    <style:style style:name="Table4.B" style:family="table-column">
      <style:table-column-properties style:column-width="1.7cm"/>
    </style:style>
    <style:style style:name="Table4.C" style:family="table-column">
      <style:table-column-properties style:column-width="1.46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8pt" style:font-size-asian="8pt" style:font-size-complex="8pt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Author">
      <style:paragraph-properties fo:margin-top="0.176cm" fo:margin-bottom="0.176cm" loext:contextual-spacing="false" fo:line-height="50%"/>
      <style:text-properties fo:font-size="8pt" style:font-size-asian="8pt" style:font-size-complex="8pt"/>
    </style:style>
    <style:style style:name="P4" style:family="paragraph" style:parent-style-name="Author">
      <style:paragraph-properties fo:margin-top="0.176cm" fo:margin-bottom="0.071cm" loext:contextual-spacing="false"/>
    </style:style>
    <style:style style:name="P5" style:family="paragraph" style:parent-style-name="Standard" style:master-page-name="First_20_Page">
      <style:paragraph-properties fo:margin-top="0.176cm" fo:margin-bottom="0.176cm" loext:contextual-spacing="false" style:page-number="auto"/>
    </style:style>
    <style:style style:name="P6" style:family="paragraph" style:parent-style-name="Heading_20_3">
      <style:text-properties officeooo:rsid="001cda15" officeooo:paragraph-rsid="001cda15"/>
    </style:style>
    <style:style style:name="P7" style:family="paragraph" style:parent-style-name="Heading_20_3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fo:background-color="transparent" style:writing-mode="lr-tb">
        <style:tab-stops>
          <style:tab-stop style:position="0.508cm"/>
        </style:tab-stops>
      </style:paragraph-properties>
      <style:text-properties officeooo:rsid="001ff046" officeooo:paragraph-rsid="001ff046"/>
    </style:style>
    <style:style style:name="P8" style:family="paragraph" style:parent-style-name="Heading_20_3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fo:background-color="transparent" style:writing-mode="lr-tb">
        <style:tab-stops>
          <style:tab-stop style:position="0.508cm"/>
        </style:tab-stops>
      </style:paragraph-properties>
      <style:text-properties officeooo:rsid="0021feec" officeooo:paragraph-rsid="0021feec"/>
    </style:style>
    <style:style style:name="P9" style:family="paragraph" style:parent-style-name="Heading_20_3" style:master-page-name="">
      <style:paragraph-properties style:page-number="auto"/>
      <style:text-properties officeooo:rsid="002356d0" officeooo:paragraph-rsid="002356d0"/>
    </style:style>
    <style:style style:name="P10" style:family="paragraph" style:parent-style-name="Author">
      <style:paragraph-properties fo:margin-top="0.176cm" fo:margin-bottom="0.071cm" loext:contextual-spacing="false"/>
      <style:text-properties fo:font-size="9pt" style:font-size-asian="9pt" style:font-size-complex="9pt"/>
    </style:style>
    <style:style style:name="P11" style:family="paragraph" style:parent-style-name="Heading_20_1">
      <style:text-properties fo:font-style="normal" style:font-style-asian="normal" style:font-style-complex="normal"/>
    </style:style>
    <style:style style:name="P12" style:family="paragraph" style:parent-style-name="Heading_20_1">
      <style:text-properties officeooo:rsid="000efc63" officeooo:paragraph-rsid="000efc63"/>
    </style:style>
    <style:style style:name="P13" style:family="paragraph" style:parent-style-name="Heading_20_1">
      <style:text-properties officeooo:rsid="000f4269" officeooo:paragraph-rsid="000f4269"/>
    </style:style>
    <style:style style:name="P14" style:family="paragraph" style:parent-style-name="Table_20_Heading">
      <style:text-properties fo:font-size="8pt" fo:font-style="italic" style:font-size-asian="8pt" style:font-style-asian="italic" style:font-size-complex="8pt" style:font-style-complex="italic"/>
    </style:style>
    <style:style style:name="P15" style:family="paragraph" style:parent-style-name="Table_20_Heading">
      <style:text-properties fo:font-size="8pt" fo:font-style="italic" officeooo:paragraph-rsid="001e410c" style:font-size-asian="8pt" style:font-style-asian="italic" style:font-size-complex="8pt" style:font-style-complex="italic"/>
    </style:style>
    <style:style style:name="P16" style:family="paragraph" style:parent-style-name="Table_20_Heading">
      <style:text-properties fo:font-size="8pt" fo:font-style="italic" officeooo:paragraph-rsid="001ff046" style:font-size-asian="8pt" style:font-style-asian="italic" style:font-size-complex="8pt" style:font-style-complex="italic"/>
    </style:style>
    <style:style style:name="P17" style:family="paragraph" style:parent-style-name="Table_20_Heading">
      <style:text-properties fo:font-size="8pt" fo:font-style="italic" officeooo:paragraph-rsid="0021feec" style:font-size-asian="8pt" style:font-style-asian="italic" style:font-size-complex="8pt" style:font-style-complex="italic"/>
    </style:style>
    <style:style style:name="P18" style:family="paragraph" style:parent-style-name="Table_20_Contents">
      <style:text-properties fo:font-size="8pt" style:font-size-asian="8pt" style:font-size-complex="8pt"/>
    </style:style>
    <style:style style:name="P19" style:family="paragraph" style:parent-style-name="Table_20_Contents">
      <style:text-properties fo:font-size="8pt" officeooo:paragraph-rsid="001e410c" style:font-size-asian="8pt" style:font-size-complex="8pt"/>
    </style:style>
    <style:style style:name="P20" style:family="paragraph" style:parent-style-name="Table_20_Contents">
      <style:text-properties fo:font-size="8pt" officeooo:paragraph-rsid="001ff046" style:font-size-asian="8pt" style:font-size-complex="8pt"/>
    </style:style>
    <style:style style:name="P21" style:family="paragraph" style:parent-style-name="Table_20_Contents">
      <style:text-properties fo:font-size="8pt" officeooo:paragraph-rsid="0021feec" style:font-size-asian="8pt" style:font-size-complex="8pt"/>
    </style:style>
    <style:style style:name="P22" style:family="paragraph" style:parent-style-name="figure_20_caption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fo:background-color="transparent" style:writing-mode="lr-tb">
        <style:tab-stops>
          <style:tab-stop style:position="1.3cm"/>
          <style:tab-stop style:position="1.401cm"/>
        </style:tab-stops>
      </style:paragraph-properties>
      <style:text-properties officeooo:rsid="0017c01e" officeooo:paragraph-rsid="0017c01e"/>
    </style:style>
    <style:style style:name="P23" style:family="paragraph" style:parent-style-name="figure_20_caption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fo:background-color="transparent" style:writing-mode="lr-tb">
        <style:tab-stops>
          <style:tab-stop style:position="1.3cm"/>
          <style:tab-stop style:position="1.401cm"/>
        </style:tab-stops>
      </style:paragraph-properties>
      <style:text-properties officeooo:rsid="0017c01e" officeooo:paragraph-rsid="001e410c"/>
    </style:style>
    <style:style style:name="P24" style:family="paragraph" style:parent-style-name="figure_20_caption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fo:background-color="transparent" style:writing-mode="lr-tb">
        <style:tab-stops>
          <style:tab-stop style:position="1.3cm"/>
          <style:tab-stop style:position="1.401cm"/>
        </style:tab-stops>
      </style:paragraph-properties>
      <style:text-properties officeooo:rsid="0017c01e" officeooo:paragraph-rsid="001ff046"/>
    </style:style>
    <style:style style:name="P25" style:family="paragraph" style:parent-style-name="figure_20_caption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fo:background-color="transparent" style:writing-mode="lr-tb">
        <style:tab-stops>
          <style:tab-stop style:position="1.3cm"/>
          <style:tab-stop style:position="1.401cm"/>
        </style:tab-stops>
      </style:paragraph-properties>
      <style:text-properties officeooo:rsid="0017c01e" officeooo:paragraph-rsid="0021feec"/>
    </style:style>
    <style:style style:name="P26" style:family="paragraph" style:parent-style-name="Text_20_body">
      <style:text-properties fo:font-style="normal" style:font-style-asian="normal" style:font-style-complex="normal"/>
    </style:style>
    <style:style style:name="P27" style:family="paragraph" style:parent-style-name="Text_20_body">
      <style:text-properties fo:font-style="normal" officeooo:paragraph-rsid="000efc63" style:font-style-asian="normal" style:font-style-complex="normal"/>
    </style:style>
    <style:style style:name="P28" style:family="paragraph" style:parent-style-name="Text_20_body">
      <style:text-properties fo:font-style="normal" officeooo:rsid="000efc63" officeooo:paragraph-rsid="000efc63" style:font-style-asian="normal" style:font-style-complex="normal"/>
    </style:style>
    <style:style style:name="P29" style:family="paragraph" style:parent-style-name="Text_20_body">
      <style:text-properties fo:font-style="normal" officeooo:rsid="000f4269" officeooo:paragraph-rsid="000f4269" style:font-style-asian="normal" style:font-style-complex="normal"/>
    </style:style>
    <style:style style:name="P30" style:family="paragraph" style:parent-style-name="Text_20_body">
      <style:text-properties fo:font-style="normal" officeooo:rsid="001165e6" officeooo:paragraph-rsid="001165e6" style:font-style-asian="normal" style:font-style-complex="normal"/>
    </style:style>
    <style:style style:name="P31" style:family="paragraph" style:parent-style-name="Text_20_body">
      <style:text-properties fo:font-style="normal" officeooo:rsid="0012671c" officeooo:paragraph-rsid="0012671c" style:font-style-asian="normal" style:font-style-complex="normal"/>
    </style:style>
    <style:style style:name="P32" style:family="paragraph" style:parent-style-name="Text_20_body" style:master-page-name="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3cm"/>
          <style:tab-stop style:position="6.399cm"/>
        </style:tab-stops>
      </style:paragraph-properties>
      <style:text-properties officeooo:paragraph-rsid="0012e3a9"/>
    </style:style>
    <style:style style:name="P33" style:family="paragraph" style:parent-style-name="Text_20_body" style:master-page-name="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3cm"/>
        </style:tab-stops>
      </style:paragraph-properties>
      <style:text-properties officeooo:paragraph-rsid="001cda15"/>
    </style:style>
    <style:style style:name="P34" style:family="paragraph" style:parent-style-name="Text_20_body" style:master-page-name="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3cm"/>
          <style:tab-stop style:position="6.5cm"/>
        </style:tab-stops>
      </style:paragraph-properties>
      <style:text-properties officeooo:paragraph-rsid="001ff046"/>
    </style:style>
    <style:style style:name="P35" style:family="paragraph" style:parent-style-name="Text_20_body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fo:background-color="transparent" style:writing-mode="lr-tb">
        <style:tab-stops>
          <style:tab-stop style:position="1.3cm"/>
          <style:tab-stop style:position="6.5cm"/>
        </style:tab-stops>
      </style:paragraph-properties>
      <style:text-properties officeooo:rsid="001e410c" officeooo:paragraph-rsid="001ff046"/>
    </style:style>
    <style:style style:name="P36" style:family="paragraph" style:parent-style-name="Text_20_body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fo:background-color="transparent" style:writing-mode="lr-tb">
        <style:tab-stops>
          <style:tab-stop style:position="1.3cm"/>
          <style:tab-stop style:position="6.5cm"/>
        </style:tab-stops>
      </style:paragraph-properties>
      <style:text-properties officeooo:rsid="001e410c" officeooo:paragraph-rsid="0021feec"/>
    </style:style>
    <style:style style:name="P37" style:family="paragraph" style:parent-style-name="Text_20_body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fo:background-color="transparent" style:writing-mode="lr-tb">
        <style:tab-stops>
          <style:tab-stop style:position="1.3cm"/>
          <style:tab-stop style:position="6.399cm"/>
        </style:tab-stops>
      </style:paragraph-properties>
      <style:text-properties officeooo:rsid="001e410c" officeooo:paragraph-rsid="002356d0"/>
    </style:style>
    <style:style style:name="P38" style:family="paragraph" style:parent-style-name="Text_20_body" style:master-page-name="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3cm"/>
          <style:tab-stop style:position="6.5cm"/>
        </style:tab-stops>
      </style:paragraph-properties>
      <style:text-properties officeooo:rsid="001e410c" officeooo:paragraph-rsid="001e410c"/>
    </style:style>
    <style:style style:name="P39" style:family="paragraph" style:parent-style-name="Text_20_body" style:master-page-name="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3cm"/>
          <style:tab-stop style:position="6.5cm"/>
        </style:tab-stops>
      </style:paragraph-properties>
      <style:text-properties officeooo:paragraph-rsid="001e410c"/>
    </style:style>
    <style:style style:name="P40" style:family="paragraph" style:parent-style-name="Text_20_body" style:master-page-name="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3cm"/>
          <style:tab-stop style:position="6.5cm"/>
        </style:tab-stops>
      </style:paragraph-properties>
      <style:text-properties officeooo:paragraph-rsid="0021fee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f046" style:font-style-asian="italic" style:font-style-complex="italic"/>
    </style:style>
    <style:style style:name="T3" style:family="text">
      <style:text-properties fo:font-style="italic" officeooo:rsid="0021feec" style:font-style-asian="italic" style:font-style-complex="italic"/>
    </style:style>
    <style:style style:name="T4" style:family="text">
      <style:text-properties style:font-style-complex="italic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fo:font-style="italic" style:font-size-asian="9pt" style:font-style-asian="italic" style:font-size-complex="9pt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2e3a9" style:font-style-asian="normal" style:font-style-complex="normal"/>
    </style:style>
    <style:style style:name="T10" style:family="text">
      <style:text-properties fo:font-style="normal" officeooo:rsid="00166244" style:font-style-asian="normal" style:font-style-complex="normal"/>
    </style:style>
    <style:style style:name="T11" style:family="text">
      <style:text-properties fo:font-style="normal" officeooo:rsid="001cda15" style:font-style-asian="normal" style:font-style-complex="normal"/>
    </style:style>
    <style:style style:name="T12" style:family="text">
      <style:text-properties fo:font-style="normal" officeooo:rsid="001e410c" style:font-style-asian="normal" style:font-style-complex="normal"/>
    </style:style>
    <style:style style:name="T13" style:family="text">
      <style:text-properties fo:font-style="normal" officeooo:rsid="001ff046" style:font-style-asian="normal" style:font-style-complex="normal"/>
    </style:style>
    <style:style style:name="T14" style:family="text">
      <style:text-properties fo:font-style="normal" officeooo:rsid="00214662" style:font-style-asian="normal" style:font-style-complex="normal"/>
    </style:style>
    <style:style style:name="T15" style:family="text">
      <style:text-properties fo:font-style="normal" officeooo:rsid="0021feec" style:font-style-asian="normal" style:font-style-complex="normal"/>
    </style:style>
    <style:style style:name="T16" style:family="text">
      <style:text-properties fo:font-style="normal" officeooo:rsid="002356d0" style:font-style-asian="normal" style:font-style-complex="normal"/>
    </style:style>
    <style:style style:name="T17" style:family="text">
      <style:text-properties fo:font-style="normal" style:font-style-asian="normal" style:font-style-complex="italic"/>
    </style:style>
    <style:style style:name="T18" style:family="text">
      <style:text-properties fo:font-style="normal" officeooo:rsid="001e410c" style:font-style-asian="normal" style:font-style-complex="italic"/>
    </style:style>
    <style:style style:name="T19" style:family="text">
      <style:text-properties fo:font-style="normal" officeooo:rsid="001ff046" style:font-style-asian="normal" style:font-style-complex="italic"/>
    </style:style>
    <style:style style:name="T20" style:family="text">
      <style:text-properties fo:font-style="normal" officeooo:rsid="0021feec" style:font-style-asian="normal" style:font-style-complex="italic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1" fo:font-size="24pt" fo:font-style="normal" style:text-underline-style="none" fo:font-weight="normal" style:text-blinking="false" fo:background-color="transparent" loext:char-shading-value="0" style:font-size-asian="8pt" style:font-size-complex="8pt"/>
    </style:style>
    <style:style style:name="T22" style:family="text">
      <style:text-properties officeooo:rsid="000efc63"/>
    </style:style>
    <style:style style:name="T23" style:family="text">
      <style:text-properties officeooo:rsid="000f4269"/>
    </style:style>
    <style:style style:name="T24" style:family="text">
      <style:text-properties fo:font-size="10pt" fo:font-style="normal" style:font-size-asian="10pt" style:font-style-asian="normal" style:font-size-complex="10pt" style:font-style-complex="italic"/>
    </style:style>
    <style:style style:name="T25" style:family="text">
      <style:text-properties fo:font-size="10pt" fo:font-style="normal" officeooo:rsid="00191950" style:font-size-asian="10pt" style:font-style-asian="normal" style:font-size-complex="10pt" style:font-style-complex="italic"/>
    </style:style>
    <style:style style:name="T26" style:family="text">
      <style:text-properties fo:font-size="10pt" fo:font-style="normal" officeooo:rsid="001ae7a5" style:font-size-asian="10pt" style:font-style-asian="normal" style:font-size-complex="10pt" style:font-style-complex="italic"/>
    </style:style>
    <style:style style:name="T27" style:family="text">
      <style:text-properties officeooo:rsid="001e410c"/>
    </style:style>
    <style:style style:name="T28" style:family="text">
      <style:text-properties officeooo:rsid="001ff046"/>
    </style:style>
    <style:style style:name="Sect1" style:family="section">
      <style:section-properties text:dont-balance-text-columns="false" style:writing-mode="lr-tb" style:editable="false">
        <style:columns fo:column-count="3" fo:column-gap="0.377cm">
          <style:column style:rel-width="21845*" fo:start-indent="0cm" fo:end-indent="0.189cm"/>
          <style:column style:rel-width="21845*" fo:start-indent="0.189cm" fo:end-indent="0.189cm"/>
          <style:column style:rel-width="21845*" fo:start-indent="0.189cm" fo:end-indent="0cm"/>
        </style:columns>
      </style:section-properties>
    </style:style>
    <style:style style:name="Sect2" style:family="section">
      <style:section-properties style:writing-mode="lr-tb" fo:margin-left="0.025cm" fo:margin-right="0.025cm" style:editable="false">
        <style:columns fo:column-count="2" fo:column-gap="0.635cm">
          <style:column style:rel-width="32767*" fo:start-indent="0cm" fo:end-indent="0.318cm"/>
          <style:column style:rel-width="32768*" fo:start-indent="0.318cm" fo:end-indent="0cm"/>
        </style:columns>
      </style:section-properties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number>
    </text:list-style>
    <text:list-style style:name="L6">
      <text:list-level-style-number text:level="1" text:style-name="Numbering_20_Symbols" style:num-prefix="TABELA 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prefix="TABELA 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8c7ac79b-7fff-fba4-cae0-59a4568e9a1e"/><text:span text:style-name="T21">Análise e implementação de algoritmos de aprendizado sobre a base de dados Mushroom Database.</text:span><text:span text:style-name="T5"> </text:span></text:p>
      <text:p text:style-name="P3"/>
      <text:section text:style-name="Sect1" text:name="Seção1">
        <text:p text:style-name="P4"><text:span text:style-name="T6">Claudio Carvalho de Oliveira <text:line-break/></text:span><text:span text:style-name="T7">Centro de Informática</text:span><text:span text:style-name="T6"><text:line-break/>Universidade Federal de Pernambuco</text:span><text:span text:style-name="T7"><text:line-break/>Recife, Brasil</text:span><text:span text:style-name="T6"><text:line-break/>cco2@cin.ufpe.br</text:span></text:p>
        <text:p text:style-name="P10"/>
        <text:p text:style-name="P4"><text:span text:style-name="T6">Guilherme Gouveia Figueiredo Lima<text:line-break/></text:span><text:span text:style-name="T7">Centro de Informática</text:span><text:span text:style-name="T6"><text:line-break/>Universidade Federal de Pernambuco</text:span><text:span text:style-name="T7"><text:line-break/>Recife, Brasil</text:span><text:span text:style-name="T6"><text:line-break/>ggfl@cin.ufpe.br</text:span></text:p>
        <text:p text:style-name="P10"/>
        <text:p text:style-name="P4"><text:span text:style-name="T6">Marina Oliveira Barros<text:line-break/></text:span><text:span text:style-name="T7">Centro de Informática</text:span><text:span text:style-name="T6"><text:line-break/>Universidade Federal de Pernambuco</text:span><text:span text:style-name="T7"><text:line-break/>Recife, Brasil</text:span><text:span text:style-name="T6"><text:line-break/>mob@cin.ufpe.br</text:span></text:p>
        <text:p text:style-name="P10"/>
      </text:section>
      <text:section text:style-name="Sect1" text:name="Seção4">
        <text:p text:style-name="Author"/>
      </text:section>
      <text:section text:style-name="Sect2" text:name="Seção5">
        <text:p text:style-name="Abstract"><text:span text:style-name="T1">Abstract</text:span>—<text:span text:style-name="T4">Visando colocar em prática os conhecimentos adquiridos durante as aulas de Sistemas Inteligentes, ministradas pelo professor Cleber Zanchettin, aplicamos sobre a base de dados Mushroom Database (disponível no UCI Machine Learning Repository) quatro algoritmos de aprendizado supervisionado e três não-supervisionado. Posteriormente, implementamos nossa própria versão do classificador mais bem avaliado em cada categoria, realizando ainda uma análise sobre os resultados.</text:span></text:p>
        <text:p text:style-name="Keywords">Keywords—classficador, aprendizagem de máquina, aprendizagem supervisionada, aprendizagem não-supervisionada, projeto de disciplina</text:p>
        <text:h text:style-name="Heading_20_1" text:outline-level="1">Introdução</text:h>
        <text:p text:style-name="Text_20_body">Nosso projeto consiste basicamente em três etapas básicas, divididas entre a escolha de uma base de dados, o teste destas utilizando diversos algoritmos de aprendizagem e, por fim, a implementação de alguns deles.</text:p>
        <text:p text:style-name="Text_20_body">Para a obtenção de uma base de dados, escolhemos dentre as disponíveis no UCI Machine Learning Repository, tendo como parâmetros para escolha um mínimo de 1000 instâncias e 6 atributos. Desse modo, acabamos por optar pela Mushroom Database, um <text:span text:style-name="T1">Data Set</text:span><text:span text:style-name="T8"> contendo informações sobre cogumelos de vinte e três espécies dentre as famílias Agaricus e Lepiota, divididas em vinte e dois atributos e uma classificação entre comestível ou venenoso. Os dados originais para a formação dessa base vêm de [1].</text:span></text:p>
        <text:p text:style-name="P2">Quanto à aplicação dos algoritmos de aprendizado, optamos pelo uso do WEKA, um software neozelandês que agrega uma vasta coleção de ferramentas para aprendizado de máquina e mineração dados, contando ainda com uma interface intuitiva para nossas análises.</text:p>
        <text:p text:style-name="P2">Foram aplicados os seguintes algoritmos de aprendizagem supervisionada: Árvores de Decisão, K-Nearest Neighbor (KNN), Suppor Vector Machine (SVM) e Rede Neural (usando back-propagation). Já para os algoritmos de aprendizagem não-supervisionada, utilizamos: K-Means, Mistura de Gaussianas e Expectation-Maximization.</text:p>
        <text:p text:style-name="P2">Por fim, além de realizar uma breve análise sobre os resultados obtidos, implementamos o classificador mais bem-sucedido tanto na categoria dos supervisionados quanto na dos não-supervisionados.</text:p>
        <text:h text:style-name="P11" text:outline-level="1">Nossa Base de Dados</text:h>
        <text:p text:style-name="Text_20_body"><text:span text:style-name="T8">A base de dados escolhida (Mushroom Database) contém exemplares de cogumelos de vinte e três espécies diferentes dentre as famílias Agaricus e Lepiota, classificando-os como comestíveis, venenosos ou de comestibilidade desconhecida. Essa última classificação foi agregada à categoria de venenosos pelo autor do </text:span><text:span text:style-name="T1">Data Set</text:span><text:span text:style-name="T8"> para garantir uma maior segurança em seu uso.</text:span></text:p>
        <text:p text:style-name="Text_20_body"><text:span text:style-name="T8">Os atributos disponibilizados para que possamos realizar nossa classificação, todos nominais, são: </text:span><text:span text:style-name="T1">Cap Shape</text:span><text:span text:style-name="T8">,</text:span><text:span text:style-name="T1"> Cap Surface</text:span><text:span text:style-name="T8">, </text:span><text:span text:style-name="T1">Cap Color</text:span><text:span text:style-name="T8">, </text:span><text:span text:style-name="T1">Bruises</text:span><text:span text:style-name="T8">, </text:span><text:span text:style-name="T1">Odor</text:span><text:span text:style-name="T8">, </text:span><text:span text:style-name="T1">Gill Attachment</text:span><text:span text:style-name="T8">, </text:span><text:span text:style-name="T1">Gill Spacing</text:span><text:span text:style-name="T8">, </text:span><text:span text:style-name="T1">Gill Size</text:span><text:span text:style-name="T8">, </text:span><text:span text:style-name="T1">Gill Color</text:span><text:span text:style-name="T8">, </text:span><text:span text:style-name="T1">Stalk Shape</text:span><text:span text:style-name="T8">, </text:span><text:span text:style-name="T1">Stalk Root</text:span><text:span text:style-name="T8">, </text:span><text:span text:style-name="T1">Stalk Surface Above Ring</text:span><text:span text:style-name="T8">, </text:span><text:span text:style-name="T1">Stalk Surface Below Ring</text:span><text:span text:style-name="T8">, </text:span><text:span text:style-name="T1">Stalk Color Above Ring</text:span><text:span text:style-name="T8">, </text:span><text:span text:style-name="T1">Stalk Color Below Ring</text:span><text:span text:style-name="T8">, </text:span><text:span text:style-name="T1">Veil Type</text:span><text:span text:style-name="T8">, </text:span><text:span text:style-name="T1">Veil Color</text:span><text:span text:style-name="T8">, </text:span><text:span text:style-name="T1">Ring Number</text:span><text:span text:style-name="T8">, </text:span><text:span text:style-name="T1">Ring Type</text:span><text:span text:style-name="T8">, </text:span><text:span text:style-name="T1">Spore Print Color</text:span><text:span text:style-name="T8">, </text:span><text:span text:style-name="T1">Population</text:span><text:span text:style-name="T8"> e </text:span><text:span text:style-name="T1">Habitat.</text:span></text:p>
        <text:p text:style-name="P2">Quanto à proporção de exemplos de cada classificação em nossa base de dados, temos 3916 instâncias de venenosos (48,2%) e 4208 instâncias de comestíveis (51,8%). Fica claro então que o conjunto é bem balanceado quanto às classes, facilitando assim nosso trabalho em análises posteriores.</text:p>
        <text:h text:style-name="P12" text:outline-level="1">Pré-Processamento</text:h>
        <text:p text:style-name="P27"><text:span text:style-name="T22">Como o autor de nossa base de dados já a disponibilizou bem balanceada e organizada, o trabalho de pré-processamento necessário resumiu-se apenas à conversão dos arquivos originais para o formato suportado por nossa plataforma de análise.</text:span></text:p>
        <text:p text:style-name="P28"><text:soft-page-break/>Os dados originais encontravam-se em um formato de texto simples, com uma instância em cada linha e seus atributos ordenados e separados por vírgula. Um arquivo de apoio também foi utilizado para nos indicar à que remetia cada atributo na ordem apresentada, além do significado de cada um de seus valores <text:span text:style-name="T23">nominais</text:span>, representados apenas por um caracter para diminuir o tamanho do arquivo original.</text:p>
        <text:p text:style-name="P28">Nosso primeiro passo então foi a conversão do arquivo de texto para um formato <text:span text:style-name="T23">CSV. Essa etapa não demandou muito esforço pois, pela própria estrutura do arquivo original, bastou a adição de uma linha com os nomes das colunas para que ele apresentasse-se agora no formato desejado. Por fim, utilizando a ferramenta ARRF Viewer, disponibilizado também pelo WEKA, convertemos do formato CSV para o ARFF, tendo então nosso conjunto de dados no formato ideal suportado pelas ferramentas de análise que seriam utilizadas.</text:span></text:p>
        <text:p text:style-name="P29">Pensando em facilitar o entendimento quanto aos valores dos atributos nominais, tentamos utilizar esta mesma ferramenta para substituir os caracteres por seus devidos valores utilizando a função <text:span text:style-name="T1">Replace Values With</text:span> disponível para cada coluna de atributos. Esta função, porém, mostrou comportamento inesperado e não nos forneceu os devidos resultados, nos levando a crer que a mesma não encontra-se em funcionamento estável. Dessa maneira, optamos por não realizar essa substituição de valores, visto que, com o auxílio do arquivo de nomes, isso não deveria afetar nosso entendimento quanto às análises.</text:p>
        <text:h text:style-name="P13" text:outline-level="1">Utilizando os Algoritmos</text:h>
        <text:h text:style-name="Heading_20_2" text:outline-level="2">Métricas para Análise</text:h>
        <text:p text:style-name="P30">Para realizar a avaliação e comparação entre os algoritmos utilizados, assim como a subsequente escolha do melhor em cada tipo, optamos por analisar a taxa de acerto obtida, assim como a taxa de erro. Como critério de desempate, foi escolhido o tempo de execução.</text:p>
        <text:p text:style-name="P31">Visando uma comparação sob as mesmas condições, testamos todos os algoritmos supervisionados utilizando <text:span text:style-name="T1">Cross-Validation 10-Fold</text:span> e os não-supervisionados utilizando a técnica de avaliação com relação ao rótulo de saída.</text:p>
        <text:h text:style-name="Heading_20_2" text:outline-level="2">Algoritmos Supervisionados</text:h>
        <text:h text:style-name="Heading_20_3" text:outline-level="3">Árvores de Decisão</text:h>
        <text:p text:style-name="P32"><text:span text:style-name="T9"><text:tab/>Na aplicação desse algoritmo, utilizamos a árvore J48 disponibilizada também pelo WEKA. Considerando a grande variedade de atributos nominais encontrados em nosso conjunto de dados, já era esperado que esse caminho nos apresentasse bons resultados. Ainda assim, fomos surpreendidos pela acurá</text:span><text:span text:style-name="T10">cia encontrada.</text:span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>
              <table:table-cell table:style-name="Table1.A1" office:value-type="string">
                <text:p text:style-name="P14">Correctly Classified Rows</text:p>
              </table:table-cell>
              <table:table-cell table:style-name="Table1.A1" office:value-type="string">
                <text:p text:style-name="P18">8124</text:p>
              </table:table-cell>
              <table:table-cell table:style-name="Table1.C1" office:value-type="string">
                <text:p text:style-name="P18">100%</text:p>
              </table:table-cell>
            </table:table-row>
          </table:table-header-rows>
          <table:table-row>
            <table:table-cell table:style-name="Table1.A2" office:value-type="string">
              <text:p text:style-name="P14">Incorrectly Classified Rows</text:p>
            </table:table-cell>
            <table:table-cell table:style-name="Table1.A2" office:value-type="string">
              <text:p text:style-name="P18">0</text:p>
            </table:table-cell>
            <table:table-cell table:style-name="Table1.C2" office:value-type="string">
              <text:p text:style-name="P18">0%</text:p>
            </table:table-cell>
          </table:table-row>
          <table:table-row>
            <table:table-cell table:style-name="Table1.A2" office:value-type="string">
              <text:p text:style-name="P14">Time Taken to Build Model</text:p>
            </table:table-cell>
            <table:table-cell table:style-name="Table1.C2" table:number-columns-spanned="2" office:value-type="string">
              <text:p text:style-name="P18">0.0<text:span text:style-name="T27">2</text:span> <text:span text:style-name="T1">Seconds</text:span></text:p>
            </table:table-cell>
            <table:covered-table-cell/>
          </table:table-row>
        </table:table>
        <text:list xml:id="list402671403" text:style-name="WW8Num20">
          <text:list-item>
            <text:p text:style-name="P22"><text:span text:style-name="T17">Resultados da análise sobre a Árvore de Decisão J48.</text:span></text:p>
          </text:list-item>
        </text:list>
        <text:p text:style-name="P33"><text:span text:style-name="T17"><text:tab/></text:span><text:span text:style-name="T24">Podemos </text:span><text:span text:style-name="T25">observar que o algoritmo basicamente conseguiu realizar uma classificação perfeita das instâncias presentes em nossa base de dados, além de fazê-la em</text:span><text:span text:style-name="T26"> tempo significativamente baixo.</text:span></text:p>
        <text:h text:style-name="P6" text:outline-level="3">K-Nearest Neighbor (KNN)</text:h>
        <text:p text:style-name="P39"><text:span text:style-name="T9"><text:tab/></text:span><text:span text:style-name="T11">Utilizando o </text:span><text:span text:style-name="T12">IBk</text:span><text:span text:style-name="T11">, disponível por meio do WEKA, aplicamos o algoritmo </text:span><text:span text:style-name="T12">KNN e obtivemos resultados igualmente impressionantes aos em comparação ao algoritmo anterior.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header-rows>
            <table:table-row>
              <table:table-cell table:style-name="Table2.A1" office:value-type="string">
                <text:p text:style-name="P15">Correctly Classified Rows</text:p>
              </table:table-cell>
              <table:table-cell table:style-name="Table2.A1" office:value-type="string">
                <text:p text:style-name="P19">8124</text:p>
              </table:table-cell>
              <table:table-cell table:style-name="Table2.C1" office:value-type="string">
                <text:p text:style-name="P19">100%</text:p>
              </table:table-cell>
            </table:table-row>
          </table:table-header-rows>
          <table:table-row>
            <table:table-cell table:style-name="Table2.A2" office:value-type="string">
              <text:p text:style-name="P15">Incorrectly Classified Rows</text:p>
            </table:table-cell>
            <table:table-cell table:style-name="Table2.A2" office:value-type="string">
              <text:p text:style-name="P19">0</text:p>
            </table:table-cell>
            <table:table-cell table:style-name="Table2.C2" office:value-type="string">
              <text:p text:style-name="P19">0%</text:p>
            </table:table-cell>
          </table:table-row>
          <table:table-row>
            <table:table-cell table:style-name="Table2.A2" office:value-type="string">
              <text:p text:style-name="P15">Time Taken to Build Model</text:p>
            </table:table-cell>
            <table:table-cell table:style-name="Table2.C2" table:number-columns-spanned="2" office:value-type="string">
              <text:p text:style-name="P19">0 <text:span text:style-name="T1">Seconds</text:span></text:p>
            </table:table-cell>
            <table:covered-table-cell/>
          </table:table-row>
        </table:table>
        <text:list xml:id="list160720075852064" text:continue-numbering="true" text:style-name="WW8Num20">
          <text:list-item>
            <text:p text:style-name="P23"><text:span text:style-name="T18">Resultados da análise sobre o algoritmo KNN (I</text:span><text:span text:style-name="T19">B</text:span><text:span text:style-name="T18">k).</text:span></text:p>
          </text:list-item>
        </text:list>
        <text:p text:style-name="P38"><text:span text:style-name="T8"><text:tab/>Assim como as Árvores de Decisão, o algoritmo KNN também conseguiu </text:span><text:span text:style-name="T13">acertar com precisão ótima todas as instâncias de nosso </text:span><text:span text:style-name="T2">Data Set</text:span><text:span text:style-name="T13">. Apesar de seu tempo para construir o modelo ter sido menor que o do algoritmo anterior (mesmo que infimamente), o melhor desempenho ainda pertence às Árvores de Decisão por apresentarem um tempo de classificação menor, sendo praticamente instantâneo enquanto o KNN, por mais que seja muito rápido, ainda apresenta um ligeiro </text:span><text:span text:style-name="T2">delay</text:span><text:span text:style-name="T13"> visível ao olho humano.</text:span></text:p>
        <text:h text:style-name="P7" text:outline-level="3">Support Vector Machine (SVM)</text:h>
        <text:p text:style-name="P34"><text:span text:style-name="T11"><text:tab/></text:span><text:span text:style-name="T13">O próximo algoritmo a testarmos foi o SMO, aplicação do WEKA para o SVM. Os resultados, como já começamos a esperar dos algoritmos de aprendizado supervisionado a esse ponto, não decepcionaram nem um pouco.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header-rows>
            <table:table-row>
              <table:table-cell table:style-name="Table3.A1" office:value-type="string">
                <text:p text:style-name="P16">Correctly Classified Rows</text:p>
              </table:table-cell>
              <table:table-cell table:style-name="Table3.A1" office:value-type="string">
                <text:p text:style-name="P20">8124</text:p>
              </table:table-cell>
              <table:table-cell table:style-name="Table3.C1" office:value-type="string">
                <text:p text:style-name="P20">100%</text:p>
              </table:table-cell>
            </table:table-row>
          </table:table-header-rows>
          <table:table-row>
            <table:table-cell table:style-name="Table3.A2" office:value-type="string">
              <text:p text:style-name="P16">Incorrectly Classified Rows</text:p>
            </table:table-cell>
            <table:table-cell table:style-name="Table3.A2" office:value-type="string">
              <text:p text:style-name="P20">0</text:p>
            </table:table-cell>
            <table:table-cell table:style-name="Table3.C2" office:value-type="string">
              <text:p text:style-name="P20">0%</text:p>
            </table:table-cell>
          </table:table-row>
          <table:table-row>
            <table:table-cell table:style-name="Table3.A2" office:value-type="string">
              <text:p text:style-name="P16">Time Taken to Build Model</text:p>
            </table:table-cell>
            <table:table-cell table:style-name="Table3.C2" table:number-columns-spanned="2" office:value-type="string">
              <text:p text:style-name="P20"><text:span text:style-name="T28">1.56</text:span> <text:span text:style-name="T1">Seconds</text:span></text:p>
            </table:table-cell>
            <table:covered-table-cell/>
          </table:table-row>
        </table:table>
        <text:list xml:id="list160721273976097" text:continue-numbering="true" text:style-name="WW8Num20">
          <text:list-item>
            <text:p text:style-name="P24"><text:span text:style-name="T18">Resultados da análise sobre o algoritmo </text:span><text:span text:style-name="T19">SVM</text:span><text:span text:style-name="T18"> (</text:span><text:span text:style-name="T19">SMO</text:span><text:span text:style-name="T18">).</text:span></text:p>
          </text:list-item>
        </text:list>
        <text:p text:style-name="P35"><text:span text:style-name="T13"><text:tab/>A</text:span><text:span text:style-name="T14">pesar da mesma taxa de acerto perfeita igual aos algoritmos anteriores, o SVM apresentou um tempo significativamente maior tanto para construir o modelo quanto para realizar a classificação, demorando alguns segundos para esta segunda tarefa.</text:span></text:p>
        <text:h text:style-name="P8" text:outline-level="3">Rede Neural Usando Backpropagation (Multilayer Perceptron)</text:h>
        <text:p text:style-name="P40"><text:span text:style-name="T11"><text:tab/></text:span><text:span text:style-name="T15">Para finalizar nossos testes sobre os algoritmos de aprendizagem supervisionada, utilizamos uma rede neural com uso de backpropagation, por meio do Multilayer Perceptron disponibilizado também no WEKA. A primeira observação que notamos nessa execução é que, diferentemente dos algoritmos que utilizamos até então, este apresentou um tempo muito maior tampo para construir o modelo e, principalmente, para realizar a classificação.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header-rows>
            <table:table-row>
              <table:table-cell table:style-name="Table4.A1" office:value-type="string">
                <text:p text:style-name="P17">Correctly Classified Rows</text:p>
              </table:table-cell>
              <table:table-cell table:style-name="Table4.A1" office:value-type="string">
                <text:p text:style-name="P21">8124</text:p>
              </table:table-cell>
              <table:table-cell table:style-name="Table4.C1" office:value-type="string">
                <text:p text:style-name="P21">100%</text:p>
              </table:table-cell>
            </table:table-row>
          </table:table-header-rows>
          <table:table-row>
            <table:table-cell table:style-name="Table4.A2" office:value-type="string">
              <text:p text:style-name="P17">Incorrectly Classified Rows</text:p>
            </table:table-cell>
            <table:table-cell table:style-name="Table4.A2" office:value-type="string">
              <text:p text:style-name="P21">0</text:p>
            </table:table-cell>
            <table:table-cell table:style-name="Table4.C2" office:value-type="string">
              <text:p text:style-name="P21">0%</text:p>
            </table:table-cell>
          </table:table-row>
          <table:table-row>
            <table:table-cell table:style-name="Table4.A2" office:value-type="string">
              <text:p text:style-name="P17">Time Taken to Build Model</text:p>
            </table:table-cell>
            <table:table-cell table:style-name="Table4.C2" table:number-columns-spanned="2" office:value-type="string">
              <text:p text:style-name="P21"><text:span text:style-name="T3">638.17 </text:span><text:span text:style-name="T1">Seconds</text:span></text:p>
            </table:table-cell>
            <table:covered-table-cell/>
          </table:table-row>
        </table:table>
        <text:list xml:id="list160720323852501" text:continue-numbering="true" text:style-name="WW8Num20">
          <text:list-item>
            <text:p text:style-name="P25"><text:span text:style-name="T18">Resultados da análise sobre o algoritmo </text:span><text:span text:style-name="T20">de Rede Neural usando backpropagation (Multilayer Perceptron)</text:span><text:span text:style-name="T18">.</text:span></text:p>
          </text:list-item>
        </text:list>
        <text:p text:style-name="P36"><text:soft-page-break/><text:span text:style-name="T13"><text:tab/></text:span><text:span text:style-name="T15">Novamente, o resultado de classificação perfeita das instâncias de nosso </text:span><text:span text:style-name="T3">Data Set</text:span><text:span text:style-name="T15"> foi obtido. Dessa vez, porém, o tempo necessário para executar a construção do modelo esteve na casa dos minutos (comparado com as frações de segundo dos algoritmos passados). Ainda assim, o maior problema esteve na fase de classificação das instâncias, que chegou a demorar horas para finalizar, mesmo sendo executada em um computador com poder de processamento relativamente alto. Com isso, podemos ter muita certeza ao afirmar que esse definitivamente não é o modelo ideal a ser aplicado para nossa base de dados.</text:span></text:p>
        <text:h text:style-name="P9" text:outline-level="3">Resultados</text:h>
        <text:p text:style-name="P37"><text:span text:style-name="T9"><text:tab/></text:span><text:span text:style-name="T16">Sabendo então que todos os algoritmos apresentados conseguiram obter o mesmo resultado ótimos sobre nossos critérios de avaliação, foi necessário recorrer ao critério de desempate e selecionar o melhor baseado no tempo de execução de cada um deles.</text:span></text:p>
        <text:p text:style-name="P37"><text:span text:style-name="T16"><text:tab/>A primeira a ser eliminada nesse processo sem dúvidas foi a Rede Neural, que apresentou uma quantia de tempo muito significativamente maior que os outros candidatos para acabar gerando o mesmo resultado, mesmo que ótimo.</text:span></text:p>
        <text:p text:style-name="P37"><text:span text:style-name="T16"><text:tab/>O próximo a ser excluído da lista de possibilidades foi o SVM que, apesar de também ser bastante rápido e ter uso viável, ainda apresentou um tempo maior que seus outros dois concorrentes.</text:span></text:p>
        <text:p text:style-name="P37"><text:span text:style-name="T16"><text:tab/>Dessa maneira, acabamos ficando com dois candidatos de execução praticamente instantânea, com um vencendo no tempo para construção do modelo e o outro no tempo de classificação sobre o modelo construído. Após executar diversas vezes ambos algoritmos prestando medindo seus tempos de execução, chegamos à conclusão que as Árvores de Decisão conseguem ser ligeiramente mais rápidas que o KNN, sendo às vezes tão velozes que impossibilitavam uma medida manual realizada pelos membros da equipe.</text:span></text:p>
        <text:p text:style-name="P37"><text:span text:style-name="T16"><text:tab/>Concluímos então que o classificador mais bem-avaliado nessa categoria para nosso conjunto de dados é o algoritmo de Árvores de Decisão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SimSun1" svg:font-family="SimSun, 宋体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SimSun1" style:font-family-asian="SimSun, 宋体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loext:contextual-spacing="false" fo:line-height="95%" fo:text-align="justify" style:justify-single-word="false" fo:text-indent="0.508cm" style:auto-text-indent="false">
        <style:tab-stops>
          <style:tab-stop style:position="0.508cm"/>
        </style:tab-stops>
      </style:paragraph-properties>
      <style:text-properties fo:letter-spacing="-0.002cm" fo:language="none" fo:country="non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282cm" fo:margin-bottom="0.141cm" loext:contextual-spacing="false" fo:keep-together="always" fo:text-indent="0cm" style:auto-text-indent="false" fo:keep-with-next="always">
        <style:tab-stops>
          <style:tab-stop style:position="0.381cm"/>
        </style:tab-stops>
      </style:paragraph-properties>
      <style:text-properties fo:font-variant="small-caps" fo:language="none" fo:country="none" style:language-asian="none" style:country-asian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106cm" loext:contextual-spacing="false" fo:text-align="start" style:justify-single-word="false" fo:keep-together="always" fo:keep-with-next="always">
        <style:tab-stops>
          <style:tab-stop style:position="0.508cm"/>
        </style:tab-stops>
      </style:paragraph-properties>
      <style:text-properties fo:language="none" fo:country="none" fo:font-style="italic" style:language-asian="none" style:country-asian="none" style:font-style-asian="italic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line-height="0.423cm" fo:text-align="justify" style:justify-single-word="false" fo:text-indent="0.508cm" style:auto-text-indent="false"/>
      <style:text-properties fo:language="none" fo:country="none" fo:font-style="italic" style:language-asian="none" style:country-asian="none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071cm" fo:margin-bottom="0.071cm" loext:contextual-spacing="false" fo:text-align="justify" style:justify-single-word="false" fo:text-indent="0.889cm" style:auto-text-indent="false">
        <style:tab-stops>
          <style:tab-stop style:position="1.27cm"/>
        </style:tab-stops>
      </style:paragraph-properties>
      <style:text-properties fo:language="none" fo:country="none" fo:font-style="italic" style:language-asian="none" style:country-asian="none" style:font-style-asian="italic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282cm" fo:margin-bottom="0.141cm" loext:contextual-spacing="false">
        <style:tab-stops>
          <style:tab-stop style:position="0.635cm"/>
        </style:tab-stops>
      </style:paragraph-properties>
      <style:text-properties fo:font-variant="small-caps" fo:language="none" fo:country="none" style:language-asian="none" style:country-asian="none"/>
    </style:style>
    <style:style style:name="Abstract" style:family="paragraph">
      <style:paragraph-properties fo:margin-left="0cm" fo:margin-right="0cm" fo:margin-top="0cm" fo:margin-bottom="0.353cm" loext:contextual-spacing="false" fo:text-align="justify" style:justify-single-word="false" fo:orphans="2" fo:widows="2" fo:text-indent="0.48cm" style:auto-text-indent="false"/>
      <style:text-properties style:use-window-font-color="true" style:font-name="Times New Roman" fo:font-family="'Times New Roman'" style:font-family-generic="roman" style:font-pitch="variable" fo:font-size="9pt" fo:language="en" fo:country="US" fo:font-weight="bold" style:font-name-asian="SimSun1" style:font-family-asian="SimSun, 宋体" style:font-pitch-asian="variable" style:font-size-asian="9pt" style:font-weight-asian="bold" style:font-name-complex="Times New Roman" style:font-family-complex="'Times New Roman'" style:font-family-generic-complex="roman" style:font-pitch-complex="variable" style:font-size-complex="9pt" style:language-complex="ar" style:country-complex="SA" style:font-weight-complex="bold"/>
    </style:style>
    <style:style style:name="Affiliation" style:family="paragraph">
      <style:paragraph-properties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0pt" fo:language="en" fo:country="US" style:font-name-asian="SimSun1" style:font-family-asian="SimSun, 宋体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Author" style:family="paragraph">
      <style:paragraph-properties fo:margin-top="0.635cm" fo:margin-bottom="0.071cm" loext:contextual-spacing="false"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1pt" fo:language="en" fo:country="US" style:font-name-asian="SimSun1" style:font-family-asian="SimSun, 宋体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bullet_20_list" style:display-name="bullet list" style:family="paragraph" style:parent-style-name="Text_20_body" style:list-style-name="WW8Num15">
      <style:paragraph-properties fo:margin-left="1.016cm" fo:margin-right="0cm" fo:text-indent="-0.508cm" style:auto-text-indent="false">
        <style:tab-stops>
          <style:tab-stop style:position="0.508cm"/>
        </style:tab-stops>
      </style:paragraph-properties>
    </style:style>
    <style:style style:name="equation" style:family="paragraph" style:parent-style-name="Standard">
      <style:paragraph-properties fo:margin-top="0.423cm" fo:margin-bottom="0.423cm" loext:contextual-spacing="false" fo:line-height="90%">
        <style:tab-stops>
          <style:tab-stop style:position="4.445cm" style:type="center"/>
          <style:tab-stop style:position="8.89cm" style:type="right"/>
        </style:tab-stops>
      </style:paragraph-properties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igure_20_caption" style:display-name="figure caption" style:family="paragraph" style:list-style-name="WW8Num20">
      <style:paragraph-properties fo:margin-left="0cm" fo:margin-right="0cm" fo:margin-top="0.141cm" fo:margin-bottom="0.353cm" loext:contextual-spacing="false" fo:text-align="justify" style:justify-single-word="false" fo:orphans="2" fo:widows="2" fo:text-indent="0cm" style:auto-text-indent="false">
        <style:tab-stops>
          <style:tab-stop style:position="0.94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en" fo:country="US" style:font-name-asian="SimSun1" style:font-family-asian="SimSun, 宋体" style:font-pitch-asian="variable" style:font-size-asian="8pt" style:language-asian="none" style:country-asian="none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footnote" style:family="paragraph" style:list-style-name="WW8Num14">
      <style:paragraph-properties fo:margin-top="0cm" fo:margin-bottom="0.071cm" loext:contextual-spacing="false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SimSun1" style:font-family-asian="SimSun, 宋体" style:font-pitch-asian="variable" style:font-size-asian="8pt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paper_20_subtitle" style:display-name="paper subtitle" style:family="paragraph">
      <style:paragraph-properties fo:margin-top="0cm" fo:margin-bottom="0.212cm" loext:contextual-spacing="false"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4pt" fo:language="en" fo:country="US" style:font-name-asian="MS Mincho" style:font-family-asian="'MS Mincho', 'ＭＳ 明朝'" style:font-family-generic-asian="roman" style:font-size-asian="14pt" style:language-asian="none" style:country-asian="none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paper_20_title" style:display-name="paper title" style:family="paragraph">
      <style:paragraph-properties fo:margin-top="0cm" fo:margin-bottom="0.212cm" loext:contextual-spacing="false"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24pt" fo:language="en" fo:country="US" style:font-name-asian="MS Mincho" style:font-family-asian="'MS Mincho', 'ＭＳ 明朝'" style:font-family-generic-asian="roman" style:font-size-asian="24pt" style:language-asian="none" style:country-asian="none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references" style:family="paragraph" style:list-style-name="WW8Num19">
      <style:paragraph-properties fo:margin-top="0cm" fo:margin-bottom="0.088cm" loext:contextual-spacing="false" fo:line-height="0.318cm" fo:text-align="justify" style:justify-single-word="false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MS Mincho" style:font-family-asian="'MS Mincho', 'ＭＳ 明朝'" style:font-family-generic-asian="roman" style:font-size-asian="8pt" style:language-asian="none" style:country-asian="none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sponsors" style:family="paragraph">
      <style:paragraph-properties fo:margin-left="0cm" fo:margin-right="0cm" fo:orphans="2" fo:widows="2" fo:text-indent="0.508cm" style:auto-text-indent="false" fo:padding-left="0cm" fo:padding-right="0cm" fo:padding-top="0.071cm" fo:padding-bottom="0cm" fo:border-left="none" fo:border-right="none" fo:border-top="0.51pt solid #000000" fo:border-bottom="none"/>
      <style:text-properties style:use-window-font-color="true" style:font-name="Times New Roman" fo:font-family="'Times New Roman'" style:font-family-generic="roman" style:font-pitch="variable" fo:font-size="8pt" fo:language="en" fo:country="US" style:font-name-asian="SimSun1" style:font-family-asian="SimSun, 宋体" style:font-pitch-asian="variable" style:font-size-asian="8pt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table_20_col_20_head" style:display-name="table col head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table_20_col_20_subhead" style:display-name="table col subhead" style:family="paragraph" style:parent-style-name="table_20_col_20_head">
      <style:text-properties fo:font-size="7.5pt" fo:font-style="italic" style:font-size-asian="7.5pt" style:font-style-asian="italic" style:font-size-complex="7.5pt" style:font-style-complex="italic"/>
    </style:style>
    <style:style style:name="table_20_copy" style:display-name="table copy" style:family="paragraph">
      <style:paragraph-properties fo:text-align="justify" style:justify-single-word="false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SimSun1" style:font-family-asian="SimSun, 宋体" style:font-pitch-asian="variable" style:font-size-asian="8pt" style:language-asian="none" style:country-asian="none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table_20_footnote" style:display-name="table footnote" style:family="paragraph" style:list-style-name="WW8Num18">
      <style:paragraph-properties fo:margin-left="0.102cm" fo:margin-right="0cm" fo:margin-top="0.106cm" fo:margin-bottom="0.053cm" loext:contextual-spacing="false" fo:text-align="end" style:justify-single-word="false" fo:orphans="2" fo:widows="2" fo:text-indent="-0.051cm" style:auto-text-indent="false"/>
      <style:text-properties style:use-window-font-color="true" style:font-name="Times New Roman" fo:font-family="'Times New Roman'" style:font-family-generic="roman" style:font-pitch="variable" fo:font-size="6pt" fo:language="en" fo:country="US" style:font-name-asian="SimSun1" style:font-family-asian="SimSun, 宋体" style:font-pitch-asian="variable" style:font-size-asian="6pt" style:font-name-complex="Times New Roman" style:font-family-complex="'Times New Roman'" style:font-family-generic-complex="roman" style:font-pitch-complex="variable" style:font-size-complex="6pt" style:language-complex="ar" style:country-complex="SA"/>
    </style:style>
    <style:style style:name="table_20_head" style:display-name="table head" style:family="paragraph" style:list-style-name="WW8Num21">
      <style:paragraph-properties fo:margin-top="0.423cm" fo:margin-bottom="0.212cm" loext:contextual-spacing="false" fo:line-height="90%" fo:text-align="center" style:justify-single-word="false" fo:orphans="2" fo:widows="2"/>
      <style:text-properties fo:font-variant="small-caps" style:use-window-font-color="true" style:font-name="Times New Roman" fo:font-family="'Times New Roman'" style:font-family-generic="roman" style:font-pitch="variable" fo:font-size="8pt" fo:language="en" fo:country="US" style:font-name-asian="SimSun1" style:font-family-asian="SimSun, 宋体" style:font-pitch-asian="variable" style:font-size-asian="8pt" style:language-asian="none" style:country-asian="none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Keywords" style:family="paragraph" style:parent-style-name="Abstract">
      <style:paragraph-properties fo:margin-left="0cm" fo:margin-right="0cm" fo:margin-top="0cm" fo:margin-bottom="0.212cm" loext:contextual-spacing="false" fo:text-indent="0.483cm" style:auto-text-indent="false"/>
      <style:text-properties fo:font-style="italic" style:font-style-asian="italic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fo:font-style="normal" style:font-style-asian="normal" style:font-name-complex="Times New Roman" style:font-family-complex="'Times New Roman'" style:font-family-generic-complex="roman" style:font-pitch-complex="variable" style:font-style-complex="normal"/>
    </style:style>
    <style:style style:name="WW8Num13z1" style:family="text">
      <style:text-properties style:font-name-complex="Times New Roman" style:font-family-complex="'Times New Roman'" style:font-family-generic-complex="roman" style:font-pitch-complex="variable"/>
    </style:style>
    <style:style style:name="WW8Num14z0" style:family="text">
      <style:text-properties fo:font-variant="normal" fo:text-transform="none" style:text-outline="false" style:text-line-through-style="none" style:text-line-through-type="none" style:text-position="super 58%" style:font-name="Times New Roman" fo:font-family="'Times New Roman'" style:font-family-generic="roman" style:font-pitch="variable" fo:font-size="8pt" fo:font-style="normal" fo:text-shadow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 text:display="true"/>
    </style:style>
    <style:style style:name="WW8Num14z1" style:family="text">
      <style:text-properties style:font-name-complex="Times New Roman" style:font-family-complex="'Times New Roman'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-complex="Times New Roman" style:font-family-complex="'Times New Roman'" style:font-family-generic-complex="roman" style:font-pitch-complex="variable"/>
    </style:style>
    <style:style style:name="WW8Num17z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text-shadow="none" style:font-size-asian="10pt" style:font-name-complex="Times New Roman" style:font-family-complex="'Times New Roman'" style:font-family-generic-complex="roman" style:font-pitch-complex="variable" style:font-size-complex="10pt" text:display="true"/>
    </style:style>
    <style:style style:name="WW8Num17z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font-style="italic" fo:text-shadow="none" fo:font-weight="normal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 text:display="true"/>
    </style:style>
    <style:style style:name="WW8Num17z3" style:family="text">
      <style:text-properties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/>
    </style:style>
    <style:style style:name="WW8Num17z4" style:family="text">
      <style:text-properties style:font-name-complex="Times New Roman" style:font-family-complex="'Times New Roman'" style:font-family-generic-complex="roman" style:font-pitch-complex="variable"/>
    </style:style>
    <style:style style:name="WW8Num18z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8pt" fo:letter-spacing="normal" fo:font-style="normal" fo:text-shadow="none" fo:font-weight="normal" style:letter-kerning="true" style:font-size-asian="8pt" style:font-style-asian="normal" style:font-weight-asian="normal" style:font-name-complex="Times New Roman" style:font-family-complex="'Times New Roman'" style:font-family-generic-complex="roman" style:font-pitch-complex="variable" style:text-scale="100%" text:display="true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WW8Num20z0" style:family="text">
      <style:text-properties fo:color="#000000"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WW8Num20z1" style:family="text">
      <style:text-properties style:font-name-complex="Times New Roman" style:font-family-complex="'Times New Roman'" style:font-family-generic-complex="roman" style:font-pitch-complex="variable"/>
    </style:style>
    <style:style style:name="WW8Num21z0" style:family="text">
      <style:text-properties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Default_20_Paragraph_20_Font" style:display-name="Default Paragraph Font" style:family="text"/>
    <style:style style:name="Body_20_Text_20_Char" style:display-name="Body Text Char" style:family="text">
      <style:text-properties fo:letter-spacing="-0.002cm" fo:language="none" fo:country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>
      <style:text-properties fo:font-size="8pt" style:font-size-asian="7pt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7z0" style:num-suffix=".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/>
        </style:list-level-properties>
      </text:outline-level-style>
      <text:outline-level-style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</text:outline-level-style>
      <text:outline-level-style text:level="3" text:style-name="WW8Num17z1" style:num-suffix=")" style:num-format="1">
        <style:list-level-properties text:list-level-position-and-space-mode="label-alignment">
          <style:list-level-label-alignment text:label-followed-by="listtab" text:list-tab-stop-position="0.953cm" fo:text-indent="0.318cm"/>
        </style:list-level-properties>
      </text:outline-level-style>
      <text:outline-level-style text:level="4" text:style-name="WW8Num17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111cm" fo:text-inden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1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1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651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21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9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461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31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01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9.271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41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 " style:num-format="1">
        <style:list-level-properties text:list-level-position-and-space-mode="label-alignment">
          <style:list-level-label-alignment text:label-followed-by="listtab" text:list-tab-stop-position="1.143cm" fo:text-indent="0.508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143cm" fo:text-indent="-0.635cm" fo:margin-left="1.143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format="1" text:start-value="1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</text:list-level-style-number>
      <text:list-level-style-number text:level="3" text:style-name="WW8Num17z1" style:num-suffix=")" style:num-format="1">
        <style:list-level-properties text:list-level-position-and-space-mode="label-alignment">
          <style:list-level-label-alignment text:label-followed-by="listtab" text:list-tab-stop-position="0.953cm" fo:text-indent="0.318cm"/>
        </style:list-level-properties>
      </text:list-level-style-number>
      <text:list-level-style-number text:level="4" text:style-name="WW8Num17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111cm" fo:text-indent="0.635cm"/>
        </style:list-level-properties>
      </text:list-level-style-number>
      <text:list-level-style-number text:level="5" text:style-name="WW8Num17z4" style:num-format="">
        <style:list-level-properties text:list-level-position-and-space-mode="label-alignment">
          <style:list-level-label-alignment text:label-followed-by="listtab" text:list-tab-stop-position="5.715cm" fo:margin-left="5.08cm"/>
        </style:list-level-properties>
      </text:list-level-style-number>
      <text:list-level-style-number text:level="6" text:style-name="WW8Num17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WW8Num17z4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WW8Num17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WW8Num17z4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0.73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prefix="Fig. 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prefix="TABLE " style:num-suffix=". " style:num-format="I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905cm" fo:margin-bottom="2.54cm" fo:margin-left="1.575cm" fo:margin-right="1.5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905cm" fo:margin-bottom="1.27cm" fo:margin-left="1.575cm" fo:margin-right="1.5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per Title (use style: paper title)</dc:title>
    <meta:creation-date>2018-12-07T10:33:34.048332794</meta:creation-date>
    <meta:editing-cycles>6</meta:editing-cycles>
    <meta:editing-duration>PT36M24S</meta:editing-duration>
    <meta:generator>LibreOffice/6.0.5.2$MacOSX_X86_64 LibreOffice_project/54c8cbb85f300ac59db32fe8a675ff7683cd5a16</meta:generator>
    <dc:date>2018-12-07T16:07:19.188208995</dc:date>
    <meta:document-statistic meta:table-count="4" meta:image-count="0" meta:object-count="0" meta:page-count="3" meta:paragraph-count="80" meta:word-count="1595" meta:character-count="10713" meta:non-whitespace-character-count="9200"/>
  </office:meta>
</office:document-meta>
</file>